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7"/>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31">
            <text:p>131</text:p>
          </table:table-cell>
          <table:table-cell table:formula="of:=COUNTBLANK([.E2:.H33])+COUNTBLANK([.I33:.K33])" office:value-type="float" office:value="30">
            <text:p>30</text:p>
          </table:table-cell>
          <table:table-cell table:formula="of:=COUNTA([.E2:.H33])+COUNTA([.I33:.K33])" office:value-type="float" office:value="101">
            <text:p>101</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8" table:formula="of:=[.O2]/[.M2]" office:value-type="percentage" office:value="0.770992366412214">
            <text:p>77,10%</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forwarded-replied</text:p>
          </table:table-cell>
          <table:table-cell table:number-columns-repeated="1022"/>
        </table:table-row>
        <table:table-row table:style-name="ro2">
          <table:table-cell office:value-type="string">
            <text:p>mail-forwarded-replied</text:p>
          </table:table-cell>
          <table:table-cell office:value-type="string">
            <text:p>mail-forward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office:value-type="string">
            <text:p>mail-message-new</text:p>
          </table:table-cell>
          <table:table-cell office:value-type="string">
            <text:p>Mail-message-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all</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2" table:number-rows-repeated="65502">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30">30-09-2009</text:date>, <text:time>01:1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30T01:17:24</dc:date>
    <meta:editing-duration>PT26H52M39S</meta:editing-duration>
    <meta:editing-cycles>37</meta:editing-cycles>
    <meta:generator>OpenOffice.org/3.0$Linux OpenOffice.org_project/300m15$Build-9379</meta:generator>
    <dc:creator>nuno pinheiro</dc:creator>
    <meta:document-statistic meta:table-count="3" meta:cell-count="237" meta:object-count="0"/>
    <meta:user-defined meta:name="Info 1"/>
    <meta:user-defined meta:name="Info 2"/>
    <meta:user-defined meta:name="Info 3"/>
    <meta:user-defined meta:name="Info 4"/>
  </office:meta>
</office:document-meta>
</file>